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921cm"/>
    </style:style>
    <style:style style:name="gr7" style:family="graphic" style:parent-style-name="standard">
      <style:graphic-properties draw:stroke="none" svg:stroke-color="#000000" draw:fill="none" draw:fill-color="#ffffff" fo:min-height="2.286cm"/>
    </style:style>
    <style:style style:name="gr8" style:family="graphic" style:parent-style-name="standard">
      <style:graphic-properties draw:stroke="none" svg:stroke-color="#000000" draw:fill="none" draw:fill-color="#ffffff" fo:min-height="2.6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end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1.18cm" svg:height="1.778cm" svg:x="1cm" svg:y="1cm">
          <draw:text-box>
            <text:p text:style-name="P1"><text:span text:style-name="T1">Equation of Motion Flowchart – Force Coefficient</text:span></text:p>
          </draw:text-box>
        </draw:frame>
        <draw:g>
          <draw:custom-shape draw:style-name="gr2" draw:text-style-name="P1" draw:layer="layout" svg:width="17.78cm" svg:height="11.642cm" svg:x="1.508cm" svg:y="4.8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3" draw:text-style-name="P1" draw:layer="layout" svg:width="17.78cm" svg:height="0.931cm" svg:x="1.508cm" svg:y="3.921cm">
            <text:p text:style-name="P3">Body 0</text:p>
          </draw:rect>
        </draw:g>
        <draw:custom-shape draw:style-name="gr4" draw:text-style-name="P1" draw:layer="layout" svg:width="7.62cm" svg:height="2.032cm" svg:x="2.016cm" svg:y="5.65cm">
          <text:p text:style-name="P1">User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7.62cm" svg:height="2.032cm" svg:x="2.016cm" svg:y="8.366cm">
          <text:p text:style-name="P1">User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7.62cm" svg:height="2.032cm" svg:x="2.016cm" svg:y="11.033cm">
          <text:p text:style-name="P1">User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7.62cm" svg:height="2.032cm" svg:x="10.795cm" svg:y="5.65cm">
          <text:p text:style-name="P1">Hydro 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7.62cm" svg:height="2.032cm" svg:x="10.795cm" svg:y="8.366cm">
          <text:p text:style-name="P1">Hydro Reactive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1" draw:id="id1" draw:layer="layout" svg:width="7.62cm" svg:height="2.032cm" svg:x="10.795cm" svg:y="11.033cm">
          <text:p text:style-name="P1">Hydro Cross-Body For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7.62cm" svg:height="2.032cm" svg:x="2.016cm" svg:y="13.827cm">
          <text:p text:style-name="P1">Body Moment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" draw:id="id2" draw:layer="layout" svg:width="13.843cm" svg:height="3.556cm" svg:x="25.638cm" svg:y="19.288cm">
          <text:p text:style-name="P1">Equation of Mo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1" draw:layer="layout" svg:x1="14.605cm" svg:y1="13.065cm" svg:x2="25.638cm" svg:y2="21.066cm" draw:start-shape="id1" draw:start-glue-point="8" draw:end-shape="id2" draw:end-glue-point="3" svg:d="m14605 13065v8001h11033">
          <text:p/>
        </draw:connector>
        <draw:frame draw:style-name="gr6" draw:layer="layout" svg:width="8.128cm" svg:height="3.806cm" svg:x="14.589cm" svg:y="21.193cm">
          <draw:text-box>
            <text:p><text:span text:style-name="T2">Data In:</text:span></text:p>
            <text:p>- 1 Input Coefficient Value</text:p>
            <text:p>- 1 Equation Number</text:p>
            <text:p>- 1 Variable Number</text:p>
            <text:p>- 1 Derivative of Variable</text:p>
          </draw:text-box>
        </draw:frame>
        <draw:frame draw:style-name="gr7" draw:layer="layout" svg:width="13.335cm" svg:height="2.536cm" svg:x="25.892cm" svg:y="22.971cm">
          <draw:text-box>
            <text:p>Equation of motion is aware of what force type requests the force.</text:p>
          </draw:text-box>
        </draw:frame>
        <draw:connector draw:style-name="gr5" draw:text-style-name="P1" draw:layer="layout" svg:x1="32.559cm" svg:y1="19.288cm" svg:x2="17.639cm" svg:y2="12.049cm" draw:start-shape="id2" draw:start-glue-point="0" draw:end-shape="id1" draw:end-glue-point="9" svg:d="m32559 19288v-7239h-14920">
          <text:p/>
        </draw:connector>
        <draw:frame draw:style-name="gr8" draw:text-style-name="P4" draw:layer="layout" svg:width="8.255cm" svg:height="3.095cm" svg:x="24.114cm" svg:y="12.303cm">
          <draw:text-box>
            <text:p text:style-name="P4">Returns single value of force coefficient</text:p>
            <text:p text:style-name="P4">k1</text:p>
            <text:p text:style-name="P4">(complex number)</text:p>
          </draw:text-box>
        </draw:frame>
      </draw:page>
      <draw:page draw:name="page2" draw:style-name="dp1" draw:master-page-name="Default">
        <draw:frame draw:style-name="gr1" draw:text-style-name="P2" draw:layer="layout" svg:width="41.18cm" svg:height="1.778cm" svg:x="1cm" svg:y="1cm">
          <draw:text-box>
            <text:p text:style-name="P1"><text:span text:style-name="T1">Equation of Motion Flowchart – Force Value</text:span></text:p>
          </draw:text-box>
        </draw:frame>
        <draw:g>
          <draw:custom-shape draw:style-name="gr2" draw:text-style-name="P1" draw:layer="layout" svg:width="17.78cm" svg:height="11.642cm" svg:x="1.508cm" svg:y="4.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3" draw:text-style-name="P1" draw:layer="layout" svg:width="17.78cm" svg:height="0.931cm" svg:x="1.508cm" svg:y="3.189cm">
            <text:p text:style-name="P3">Body 0</text:p>
          </draw:rect>
        </draw:g>
        <draw:custom-shape draw:style-name="gr4" draw:text-style-name="P5" draw:layer="layout" svg:width="7.62cm" svg:height="2.032cm" svg:x="2.016cm" svg:y="4.918cm">
          <text:p text:style-name="P1"><text:span text:style-name="T3">User Active Fo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7.62cm" svg:height="2.032cm" svg:x="2.016cm" svg:y="7.634cm">
          <text:p text:style-name="P1"><text:span text:style-name="T3">User Reactive Fo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7.62cm" svg:height="2.032cm" svg:x="2.016cm" svg:y="10.301cm">
          <text:p text:style-name="P1"><text:span text:style-name="T3">User Cross-Body Fo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7.62cm" svg:height="2.032cm" svg:x="10.795cm" svg:y="4.918cm">
          <text:p text:style-name="P1"><text:span text:style-name="T3">Hydro Active Fo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7.62cm" svg:height="2.032cm" svg:x="10.795cm" svg:y="7.634cm">
          <text:p text:style-name="P1"><text:span text:style-name="T3">Hydro Reactive Fo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xml:id="id3" draw:id="id3" draw:layer="layout" svg:width="7.62cm" svg:height="2.032cm" svg:x="10.795cm" svg:y="10.301cm">
          <text:p text:style-name="P1"><text:span text:style-name="T3">Hydro Cross-Body Fo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7.62cm" svg:height="2.032cm" svg:x="2.016cm" svg:y="13.095cm">
          <text:p text:style-name="P1"><text:span text:style-name="T3">Body Momentu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xml:id="id4" draw:id="id4" draw:layer="layout" svg:width="13.843cm" svg:height="3.556cm" svg:x="25.638cm" svg:y="16.372cm">
          <text:p text:style-name="P1"><text:span text:style-name="T3">Equation of Mo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1" draw:layer="layout" svg:x1="14.605cm" svg:y1="12.333cm" svg:x2="25.638cm" svg:y2="18.15cm" draw:start-shape="id3" draw:start-glue-point="8" draw:end-shape="id4" draw:end-glue-point="3" svg:d="m14605 12333v5817h11033">
          <text:p/>
        </draw:connector>
        <draw:frame draw:style-name="gr6" draw:text-style-name="P6" draw:layer="layout" svg:width="10.795cm" svg:height="7.361cm" svg:x="14.589cm" svg:y="18.277cm">
          <draw:text-box>
            <text:p><text:span text:style-name="T4">Data In:</text:span></text:p>
            <text:p><text:span text:style-name="T5">- 1 Equation Number</text:span></text:p>
            <text:p><text:span text:style-name="T3">- All Input Coefficients associated with equation for force defined.</text:span></text:p>
            <text:p><text:span text:style-name="T3">- All variable numbers associated with equation for force defined.</text:span></text:p>
            <text:p><text:span text:style-name="T3">- All derivatives associated with equation for force defined.</text:span></text:p>
            <text:p><text:span text:style-name="T3">- Variable values associated with equation for force defined.</text:span></text:p>
          </draw:text-box>
        </draw:frame>
        <draw:frame draw:style-name="gr7" draw:text-style-name="P6" draw:layer="layout" svg:width="13.335cm" svg:height="2.536cm" svg:x="25.892cm" svg:y="20.055cm">
          <draw:text-box>
            <text:p><text:span text:style-name="T3">Equation of motion is aware of what force type requests the force.</text:span></text:p>
          </draw:text-box>
        </draw:frame>
        <draw:connector draw:style-name="gr5" draw:text-style-name="P1" draw:layer="layout" svg:x1="32.559cm" svg:y1="16.372cm" svg:x2="17.639cm" svg:y2="11.317cm" draw:start-shape="id4" draw:start-glue-point="0" draw:end-shape="id3" draw:end-glue-point="9" svg:d="m32559 16372v-5055h-14920">
          <text:p/>
        </draw:connector>
        <draw:frame draw:style-name="gr8" draw:text-style-name="P7" draw:layer="layout" svg:width="8.255cm" svg:height="3.095cm" svg:x="24.114cm" svg:y="11.571cm">
          <draw:text-box>
            <text:p text:style-name="P4"><text:span text:style-name="T3">Returns single value of absolute force</text:span></text:p>
            <text:p text:style-name="P4"><text:span text:style-name="T3">F</text:span></text:p>
            <text:p text:style-name="P4"><text:span text:style-name="T3">(complex numb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6T06:28:48</meta:creation-date>
    <meta:generator>LibreOffice/3.5$Linux_X86_64 LibreOffice_project/350m1$Build-413</meta:generator>
    <dc:date>2013-04-06T06:58:36</dc:date>
    <meta:editing-duration>PT3M30S</meta:editing-duration>
    <meta:editing-cycles>3</meta:editing-cycles>
    <meta:document-statistic meta:object-count="34"/>
  </office:meta>
</office:document-meta>
</file>